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awt_event_WindowAdapter.windowDeactivat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WindowAdapter.windowActivat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WindowAdapter.windowDeiconifi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WindowAdapter.windowClosing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WindowAdapter.windowOpen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WindowAdapter.windowIconifi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_awt_event_WindowAdapter.windowClos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